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0a8855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9cdcf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ction</text:span> <text:span text:style-name="T2">displayMenu</text:span>() {</text:p>
      <text:p text:style-name="P1"><text:span text:style-name="T3">switch</text:span> (<text:span text:style-name="T4">filter</text:span>) {</text:p>
      <text:p text:style-name="P1"><text:span text:style-name="T3">case</text:span> <text:span text:style-name="T5">"POPULAR"</text:span>:</text:p>
      <text:p text:style-name="P1"><text:span text:style-name="T1">let</text:span> <text:span text:style-name="T6">popItems</text:span> = <text:span text:style-name="T4">menu</text:span>.<text:span text:style-name="T2">filter</text:span>((<text:span text:style-name="T6">item</text:span>) <text:span text:style-name="T1">=&gt;</text:span> <text:span text:style-name="T6">item</text:span>.<text:span text:style-name="T6">isPopular</text:span>);</text:p>
      <text:p text:style-name="P1"><text:span text:style-name="T3">return</text:span> <text:span text:style-name="T2">setMenu</text:span>(<text:span text:style-name="T6">popItems</text:span>);</text:p>
      <text:p text:style-name="P1"><text:span text:style-name="T3">case</text:span> <text:span text:style-name="T5">"PIZZA"</text:span>:</text:p>
      <text:p text:style-name="P1"><text:span text:style-name="T1">let</text:span> <text:span text:style-name="T6">pizzaItems</text:span> = <text:span text:style-name="T4">menu</text:span>.<text:span text:style-name="T2">filter</text:span>((<text:span text:style-name="T6">item</text:span>) <text:span text:style-name="T1">=&gt;</text:span> <text:span text:style-name="T6">item</text:span>.<text:span text:style-name="T6">category</text:span> === <text:span text:style-name="T5">"pizza"</text:span>);</text:p>
      <text:p text:style-name="P1"><text:span text:style-name="T3">return</text:span> <text:span text:style-name="T2">setMenu</text:span>(<text:span text:style-name="T6">pizzaItems</text:span>);</text:p>
      <text:p text:style-name="P1"><text:span text:style-name="T3">case</text:span> <text:span text:style-name="T5">"BURGER"</text:span>:</text:p>
      <text:p text:style-name="P1"><text:span text:style-name="T1">let</text:span> <text:span text:style-name="T6">burgerItems</text:span> = <text:span text:style-name="T4">menu</text:span>.<text:span text:style-name="T2">filter</text:span>((<text:span text:style-name="T6">item</text:span>) <text:span text:style-name="T1">=&gt;</text:span> <text:span text:style-name="T6">item</text:span>.<text:span text:style-name="T6">category</text:span> === <text:span text:style-name="T5">"pizza"</text:span>);</text:p>
      <text:p text:style-name="P1"><text:span text:style-name="T3">return</text:span> <text:span text:style-name="T2">setMenu</text:span>(<text:span text:style-name="T6">burgerItems</text:span>);</text:p>
      <text:p text:style-name="P1"><text:span text:style-name="T3">case</text:span> <text:span text:style-name="T5">"CREPE"</text:span>:</text:p>
      <text:p text:style-name="P1"><text:span text:style-name="T1">let</text:span> <text:span text:style-name="T6">crepeItems</text:span> = <text:span text:style-name="T4">menu</text:span>.<text:span text:style-name="T2">filter</text:span>((<text:span text:style-name="T6">item</text:span>) <text:span text:style-name="T1">=&gt;</text:span> <text:span text:style-name="T6">item</text:span>.<text:span text:style-name="T6">category</text:span> === <text:span text:style-name="T5">"pizza"</text:span>);</text:p>
      <text:p text:style-name="P1"><text:span text:style-name="T3">return</text:span> <text:span text:style-name="T2">setMenu</text:span>(<text:span text:style-name="T6">crepeItems</text:span>);</text:p>
      <text:p text:style-name="P1"><text:span text:style-name="T3">case</text:span> <text:span text:style-name="T5">"DRINKS"</text:span>:</text:p>
      <text:p text:style-name="P1"><text:span text:style-name="T1">let</text:span> <text:span text:style-name="T6">drinkItems</text:span> = <text:span text:style-name="T4">menu</text:span>.<text:span text:style-name="T2">filter</text:span>((<text:span text:style-name="T6">item</text:span>) <text:span text:style-name="T1">=&gt;</text:span> <text:span text:style-name="T6">item</text:span>.<text:span text:style-name="T6">category</text:span> === <text:span text:style-name="T5">"pizza"</text:span>);</text:p>
      <text:p text:style-name="P1"><text:span text:style-name="T3">return</text:span> <text:span text:style-name="T2">setMenu</text:span>(<text:span text:style-name="T6">drinkItems</text:span>);</text:p>
      <text:p text:style-name="P1"><text:span text:style-name="T3">case</text:span> <text:span text:style-name="T5">"All"</text:span>:</text:p>
      <text:p text:style-name="P1"><text:span text:style-name="T3">default</text:span>:</text:p>
      <text:p text:style-name="P1"><text:span text:style-name="T3">return</text:span> <text:span text:style-name="T4">menu</text:span>;</text:p>
      <text:p text:style-name="P1">}</text:p>
      <text:p text:style-name="P1">}</text:p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4:17:12.009054486</meta:creation-date>
    <dc:date>2022-08-03T14:18:29.351790705</dc:date>
    <meta:editing-duration>PT1M17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22" meta:word-count="71" meta:character-count="595" meta:non-whitespace-character-count="546"/>
  </office:meta>
</office:document-meta>
</file>